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A80000002DCE4C4D41FE44AD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" svg:font-family="arial, sans-serif"/>
    <style:font-face style:name="Calibri1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3.297cm"/>
    </style:style>
    <style:style style:name="IntegrantesGrupo.B" style:family="table-column">
      <style:table-column-properties style:column-width="4.193cm"/>
    </style:style>
    <style:style style:name="IntegrantesGrupo.C" style:family="table-column">
      <style:table-column-properties style:column-width="12.012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2a6099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2a6099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2a6099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e1" style:family="table" style:master-page-name="">
      <style:table-properties style:width="19.507cm" fo:margin-left="0.083cm" style:page-number="auto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3.512cm"/>
    </style:style>
    <style:style style:name="Table1.B" style:family="table-column">
      <style:table-column-properties style:column-width="0.289cm"/>
    </style:style>
    <style:style style:name="Table1.C" style:family="table-column">
      <style:table-column-properties style:column-width="1.074cm"/>
    </style:style>
    <style:style style:name="Table1.D" style:family="table-column">
      <style:table-column-properties style:column-width="2.533cm"/>
    </style:style>
    <style:style style:name="Table1.E" style:family="table-column">
      <style:table-column-properties style:column-width="0.601cm"/>
    </style:style>
    <style:style style:name="Table1.F" style:family="table-column">
      <style:table-column-properties style:column-width="0.956cm"/>
    </style:style>
    <style:style style:name="Table1.G" style:family="table-column">
      <style:table-column-properties style:column-width="0.785cm"/>
    </style:style>
    <style:style style:name="Table1.H" style:family="table-column">
      <style:table-column-properties style:column-width="2.058cm"/>
    </style:style>
    <style:style style:name="Table1.I" style:family="table-column">
      <style:table-column-properties style:column-width="1.18cm"/>
    </style:style>
    <style:style style:name="Table1.J" style:family="table-column">
      <style:table-column-properties style:column-width="1.637cm"/>
    </style:style>
    <style:style style:name="Table1.K" style:family="table-column">
      <style:table-column-properties style:column-width="4.88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2.346cm" fo:keep-together="auto"/>
    </style:style>
    <style:style style:name="Table1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686cm" fo:keep-together="auto"/>
    </style:style>
    <style:style style:name="Table1.A3" style:family="table-cell">
      <style:table-cell-properties style:vertical-align="middle" fo:background-color="#2a60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style:min-row-height="0.616cm" fo:keep-together="auto"/>
    </style:style>
    <style:style style:name="Table1.A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" style:family="table-cell">
      <style:table-cell-properties style:vertical-align="middle" fo:background-color="#e8f2a1" fo:padding="0.097cm" fo:border-left="0.5pt solid #000000" fo:border-right="0.5pt solid #000000" fo:border-top="none" fo:border-bottom="0.75pt solid #666666" style:writing-mode="page">
        <style:background-image/>
      </style:table-cell-properties>
    </style:style>
    <style:style style:name="Table1.A6" style:family="table-cell">
      <style:table-cell-properties style:vertical-align="middle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I6" style:family="table-cell">
      <style:table-cell-properties style:vertical-align="middle"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7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A10" style:family="table-cell">
      <style:table-cell-properties style:vertical-align="middle" fo:background-color="#e8f2a1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5" style:family="table-cell">
      <style:table-cell-properties style:vertical-align="middle"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6" style:family="table-cell">
      <style:table-cell-properties style:vertical-align="middle" fo:background-color="#f6f9d4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8" style:family="table-cell">
      <style:table-cell-properties style:vertical-align="middle"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Standard">
      <style:text-properties fo:color="#c9211e"/>
    </style:style>
    <style:style style:name="P3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officeooo:paragraph-rsid="01efe8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94ce9" officeooo:paragraph-rsid="02094ce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officeooo:paragraph-rsid="013c7e21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Calibri1" fo:font-size="12pt" fo:language="gl" fo:country="ES" fo:font-weight="normal" officeooo:rsid="00b2dcef" style:font-size-asian="12pt" style:font-weight-asian="normal" style:font-name-complex="Calibri2" style:font-size-complex="12pt" style:font-weight-complex="normal"/>
    </style:style>
    <style:style style:name="P12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1478" officeooo:paragraph-rsid="020514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7d92" officeooo:paragraph-rsid="02057d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ec431" officeooo:paragraph-rsid="020ec4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ec431" officeooo:paragraph-rsid="020ec431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96f8" officeooo:paragraph-rsid="020696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1478" officeooo:paragraph-rsid="0205147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7d92" officeooo:paragraph-rsid="02057d9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ec431" officeooo:paragraph-rsid="020ec43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ec431" officeooo:paragraph-rsid="0210565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1478" officeooo:paragraph-rsid="020514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top="0.201cm" fo:margin-bottom="0.252cm" loext:contextual-spacing="false" fo:line-height="100%" fo:text-align="center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05651" officeooo:paragraph-rsid="021056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696f8" officeooo:paragraph-rsid="020696f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696f8" officeooo:paragraph-rsid="020866fc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866fc" officeooo:paragraph-rsid="020866fc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96f8" officeooo:paragraph-rsid="020696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66fc" officeooo:paragraph-rsid="020866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0000" officeooo:rsid="020866fc" officeooo:paragraph-rsid="020866fc"/>
    </style:style>
    <style:style style:name="P29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officeooo:paragraph-rsid="02105651"/>
    </style:style>
    <style:style style:name="P3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94ce9" officeooo:paragraph-rsid="02094ce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b28b8" officeooo:paragraph-rsid="020b28b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f8bd8b" officeooo:paragraph-rsid="01fd847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d1b58" officeooo:paragraph-rsid="020d1b5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d1b58" officeooo:paragraph-rsid="020d1b5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2105651"/>
    </style:style>
    <style:style style:name="P3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210d2db"/>
    </style:style>
    <style:style style:name="P3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2094ce9" officeooo:paragraph-rsid="02094ce9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1fe698a"/>
    </style:style>
    <style:style style:name="P39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1efe81c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gl" fo:country="ES" fo:font-weight="bold" officeooo:rsid="020e9372" officeooo:paragraph-rsid="020e9372" style:font-weight-asian="bold" style:font-weight-complex="bold"/>
    </style:style>
    <style:style style:name="P41" style:family="paragraph" style:parent-style-name="Standard">
      <style:paragraph-properties fo:margin-top="0cm" fo:margin-bottom="0.051cm" loext:contextual-spacing="false"/>
      <style:text-properties officeooo:paragraph-rsid="020d1b58"/>
    </style:style>
    <style:style style:name="P42" style:family="paragraph" style:parent-style-name="Standard">
      <style:paragraph-properties fo:margin-top="0cm" fo:margin-bottom="0.051cm" loext:contextual-spacing="false"/>
      <style:text-properties officeooo:rsid="020e3d36" officeooo:paragraph-rsid="020e3d36"/>
    </style:style>
    <style:style style:name="P43" style:family="paragraph" style:parent-style-name="Standard">
      <style:paragraph-properties fo:margin-top="0cm" fo:margin-bottom="0.051cm" loext:contextual-spacing="false"/>
      <style:text-properties officeooo:paragraph-rsid="020e9372"/>
    </style:style>
    <style:style style:name="P44" style:family="paragraph" style:parent-style-name="Standard" style:list-style-name="L3">
      <style:text-properties fo:color="#c9211e"/>
    </style:style>
    <style:style style:name="P45" style:family="paragraph" style:parent-style-name="Standard">
      <style:text-properties fo:language="gl" fo:country="ES"/>
    </style:style>
    <style:style style:name="P46" style:family="paragraph" style:parent-style-name="Standard">
      <style:text-properties officeooo:rsid="020b28b8" officeooo:paragraph-rsid="020b28b8"/>
    </style:style>
    <style:style style:name="P47" style:family="paragraph" style:parent-style-name="Standard">
      <style:paragraph-properties fo:margin-top="0cm" fo:margin-bottom="0.051cm" loext:contextual-spacing="false"/>
      <style:text-properties fo:language="gl" fo:country="ES" officeooo:rsid="020d1b58" officeooo:paragraph-rsid="020d1b58"/>
    </style:style>
    <style:style style:name="P48" style:family="paragraph" style:parent-style-name="Standard" style:list-style-name="L2">
      <style:paragraph-properties fo:margin-top="0cm" fo:margin-bottom="0.051cm" loext:contextual-spacing="false"/>
      <style:text-properties officeooo:paragraph-rsid="020e3d36"/>
    </style:style>
    <style:style style:name="P49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1efe81c" officeooo:paragraph-rsid="01efe81c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efe81c" officeooo:paragraph-rsid="01efe81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efe81c" officeooo:paragraph-rsid="01f1b0a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866fc" officeooo:paragraph-rsid="020866f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d1b58" officeooo:paragraph-rsid="020d1b5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text-position="0% 100%" style:font-name="Liberation Serif" fo:font-size="12pt" fo:language="gl" fo:country="ES" fo:font-style="normal" fo:text-shadow="none" style:text-underline-style="none" fo:font-weight="normal" officeooo:rsid="02094ce9" officeooo:paragraph-rsid="02094ce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rsid="020d1b58" officeooo:paragraph-rsid="020d1b58"/>
    </style:style>
    <style:style style:name="P56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rsid="0210d2db" officeooo:paragraph-rsid="0210d2db"/>
    </style:style>
    <style:style style:name="P57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paragraph-rsid="020d1b58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2113558" officeooo:paragraph-rsid="02113558"/>
    </style:style>
    <style:style style:name="P59" style:family="paragraph" style:parent-style-name="Table_20_Contents" style:list-style-name="L4">
      <style:paragraph-properties fo:margin-top="0cm" fo:margin-bottom="0cm" loext:contextual-spacing="false" fo:line-height="100%" fo:text-align="start" style:justify-single-word="false"/>
      <style:text-properties officeooo:rsid="02113558" officeooo:paragraph-rsid="02113558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210d2db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2113558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gl" fo:country="ES" fo:font-weight="bold" officeooo:rsid="0213f248" officeooo:paragraph-rsid="0213f248" style:font-weight-asian="bold" style:font-weight-complex="bold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font-weight="bold" officeooo:rsid="02094ce9" officeooo:paragraph-rsid="01fd847c" style:font-weight-asian="bold" style:font-weight-complex="bold"/>
    </style:style>
    <style:style style:name="P64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rsid="0215b9a4" officeooo:paragraph-rsid="0215b9a4"/>
    </style:style>
    <style:style style:name="P65" style:family="paragraph" style:parent-style-name="Table_20_Contents" style:list-style-name="L3">
      <loext:graphic-properties draw:fill="none"/>
      <style:paragraph-properties fo:margin-left="0.4cm" fo:margin-right="0cm" fo:margin-top="0.201cm" fo:margin-bottom="0.252cm" loext:contextual-spacing="false" fo:line-height="100%" fo:text-align="center" style:justify-single-word="false" fo:orphans="2" fo:widows="2" fo:text-indent="-1.799cm" style:auto-text-indent="false" fo:background-color="transparent" style:writing-mode="lr-tb">
        <style:tab-stops/>
      </style:paragraph-properties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e9372" officeooo:paragraph-rsid="020e937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Contents" style:list-style-name="L3">
      <loext:graphic-properties draw:fill="none"/>
      <style:paragraph-properties fo:margin-left="0.4cm" fo:margin-right="0cm" fo:margin-top="0.201cm" fo:margin-bottom="0.252cm" loext:contextual-spacing="false" fo:line-height="100%" fo:text-align="center" style:justify-single-word="false" fo:orphans="2" fo:widows="2" fo:text-indent="-1.799cm" style:auto-text-indent="false" fo:background-color="transparent" style:writing-mode="lr-tb">
        <style:tab-stops/>
      </style:paragraph-properties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113558" officeooo:paragraph-rsid="021135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Table_20_Contents" style:list-style-name="L3">
      <loext:graphic-properties draw:fill="none"/>
      <style:paragraph-properties fo:margin-left="0.4cm" fo:margin-right="0cm" fo:margin-top="0.201cm" fo:margin-bottom="0.252cm" loext:contextual-spacing="false" fo:line-height="100%" fo:text-align="start" style:justify-single-word="false" fo:orphans="2" fo:widows="2" fo:text-indent="-1.799cm" style:auto-text-indent="false" fo:background-color="transparent" style:writing-mode="lr-tb">
        <style:tab-stops/>
      </style:paragraph-properties>
      <style:text-properties fo:color="#000000" style:text-outline="false" style:text-line-through-style="none" style:text-line-through-type="none" style:font-name="Liberation Serif" fo:font-size="10pt" fo:language="gl" fo:country="ES" fo:font-style="normal" fo:text-shadow="none" style:text-underline-style="none" fo:font-weight="bold" officeooo:rsid="02113558" officeooo:paragraph-rsid="0211355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8" style:family="paragraph" style:parent-style-name="Table_20_Contents" style:list-style-name="L3">
      <loext:graphic-properties draw:fill="none"/>
      <style:paragraph-properties fo:margin-left="-1.101cm" fo:margin-right="0cm" fo:margin-top="0.201cm" fo:margin-bottom="0.252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1478" officeooo:paragraph-rsid="020ec4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 style:list-style-name="L3">
      <loext:graphic-properties draw:fill="none"/>
      <style:paragraph-properties fo:margin-left="0.199cm" fo:margin-right="0cm" fo:margin-top="0.201cm" fo:margin-bottom="0.252cm" loext:contextual-spacing="false" fo:line-height="100%" fo:text-align="start" style:justify-single-word="false" fo:orphans="2" fo:widows="2" fo:text-indent="-1.3cm" style:auto-text-indent="false" fo:background-color="transparent" style:writing-mode="lr-tb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ec431" officeooo:paragraph-rsid="020ec4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ec431" officeooo:paragraph-rsid="021135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ec431" officeooo:paragraph-rsid="020ec431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13f248" officeooo:paragraph-rsid="0213f24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ec431" officeooo:paragraph-rsid="021135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31434" officeooo:paragraph-rsid="021314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ec431" officeooo:paragraph-rsid="020ec43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31434" officeooo:paragraph-rsid="0213143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3f248" officeooo:paragraph-rsid="0213f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5a0c0" officeooo:paragraph-rsid="0215a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officeooo:paragraph-rsid="02131434"/>
    </style:style>
    <style:style style:name="P80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officeooo:paragraph-rsid="0213f248"/>
    </style:style>
    <style:style style:name="P81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officeooo:paragraph-rsid="0215a0c0"/>
    </style:style>
    <style:style style:name="P82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13f248" officeooo:paragraph-rsid="0213f24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83" style:family="paragraph" style:parent-style-name="Table_20_Contents" style:list-style-name="L3">
      <loext:graphic-properties draw:fill="none"/>
      <style:paragraph-properties fo:margin-left="-0.6cm" fo:margin-right="0cm" fo:margin-top="0.201cm" fo:margin-bottom="0.252cm" loext:contextual-spacing="false" fo:line-height="100%" fo:text-align="end" style:justify-single-word="false" fo:orphans="2" fo:widows="2" fo:text-indent="-1.799cm" style:auto-text-indent="false" fo:background-color="transparent" style:writing-mode="lr-tb">
        <style:tab-stops>
          <style:tab-stop style:position="0.12cm"/>
        </style:tab-stops>
      </style:paragraph-properties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13558" officeooo:paragraph-rsid="021314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 style:list-style-name="L3">
      <loext:graphic-properties draw:fill="none"/>
      <style:paragraph-properties fo:margin-left="-0.6cm" fo:margin-right="0cm" fo:margin-top="0.201cm" fo:margin-bottom="0.252cm" loext:contextual-spacing="false" fo:line-height="100%" fo:text-align="end" style:justify-single-word="false" fo:orphans="2" fo:widows="2" fo:text-indent="-1.799cm" style:auto-text-indent="false" fo:background-color="transparent" style:writing-mode="lr-tb">
        <style:tab-stops>
          <style:tab-stop style:position="0.12cm"/>
        </style:tab-stops>
      </style:paragraph-properties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13558" officeooo:paragraph-rsid="021314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 style:list-style-name="L3">
      <loext:graphic-properties draw:fill="none"/>
      <style:paragraph-properties fo:margin-left="-0.6cm" fo:margin-right="0cm" fo:margin-top="0.201cm" fo:margin-bottom="0.252cm" loext:contextual-spacing="false" fo:line-height="100%" fo:text-align="start" style:justify-single-word="false" fo:orphans="2" fo:widows="2" fo:text-indent="-1.799cm" style:auto-text-indent="false" fo:background-color="transparent" style:writing-mode="lr-tb">
        <style:tab-stops/>
      </style:paragraph-properties>
      <style:text-properties fo:color="#000000" style:text-outline="false" style:text-line-through-style="none" style:text-line-through-type="none" style:font-name="Liberation Serif" fo:font-size="10pt" fo:language="gl" fo:country="ES" fo:font-style="normal" fo:text-shadow="none" style:text-underline-style="none" fo:font-weight="bold" officeooo:rsid="02113558" officeooo:paragraph-rsid="0211355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6" style:family="paragraph" style:parent-style-name="Table_20_Contents" style:list-style-name="L3">
      <loext:graphic-properties draw:fill="none"/>
      <style:paragraph-properties fo:margin-left="0cm" fo:margin-right="0cm" fo:margin-top="0.201cm" fo:margin-bottom="0.252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12cm"/>
        </style:tab-stops>
      </style:paragraph-properties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31434" officeooo:paragraph-rsid="021314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 style:list-style-name="L3">
      <loext:graphic-properties draw:fill="none"/>
      <style:paragraph-properties fo:margin-left="0cm" fo:margin-right="0cm" fo:margin-top="0.201cm" fo:margin-bottom="0.252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12cm"/>
        </style:tab-stops>
      </style:paragraph-properties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31434" officeooo:paragraph-rsid="0213f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4d5155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056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94ce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f8bd8b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d1b5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efe81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3143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1056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94ce9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style:font-size-asian="12pt" style:font-style-asian="normal" style:font-name-complex="Calibri2" style:font-size-complex="12pt" style:font-style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officeooo:rsid="01f8bd8b" style:font-size-asian="12pt" style:font-style-asian="normal" style:font-name-complex="Calibri2" style:font-size-complex="12pt" style:font-style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3f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5a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sub 58%" style:font-name="Liberation Serif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Liberation Serif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17" style:family="text">
      <style:text-properties officeooo:rsid="01928930"/>
    </style:style>
    <style:style style:name="T18" style:family="text">
      <style:text-properties officeooo:rsid="01ebef80"/>
    </style:style>
    <style:style style:name="T19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e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1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265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2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d1b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3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937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e3d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d2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8" style:family="text">
      <style:text-properties fo:color="#ffffff" fo:font-weight="bold" style:font-weight-asian="bold" style:font-weight-complex="bold"/>
    </style:style>
    <style:style style:name="T29" style:family="text">
      <style:text-properties fo:color="#ce181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30" style:family="text">
      <style:text-properties fo:color="#ce181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e3d36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31" style:family="text"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0565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32" style:family="text"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ec43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color="#c9211e" style:text-outline="false" style:text-line-through-style="none" style:text-line-through-type="none" style:text-position="super 58%" style:font-name="Liberation Serif" fo:font-size="12pt" fo:language="gl" fo:country="ES" fo:font-style="normal" fo:text-shadow="none" style:text-underline-style="none" fo:font-weight="normal" officeooo:rsid="0210565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34" style:family="text">
      <style:text-properties fo:color="#c9211e" style:text-outline="false" style:text-line-through-style="none" style:text-line-through-type="none" style:text-position="super 58%" style:font-name="Liberation Serif" fo:font-size="12pt" fo:language="gl" fo:country="ES" fo:font-style="normal" fo:text-shadow="none" style:text-underline-style="none" fo:font-weight="normal" officeooo:rsid="020ec43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color="#c9211e" style:text-outline="false" style:text-line-through-style="none" style:text-line-through-type="none" style:text-position="0% 100%" style:font-name="Liberation Serif" fo:font-size="12pt" fo:language="gl" fo:country="ES" fo:font-style="normal" fo:text-shadow="none" style:text-underline-style="none" fo:font-weight="normal" officeooo:rsid="020ec43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color="#c9211e" style:text-outline="false" style:text-line-through-style="none" style:text-line-through-type="none" style:text-position="0% 100%" style:font-name="Liberation Serif" fo:font-size="12pt" fo:language="gl" fo:country="ES" fo:font-style="normal" fo:text-shadow="none" style:text-underline-style="none" fo:font-weight="normal" officeooo:rsid="0210565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37" style:family="text">
      <style:text-properties style:text-position="0% 100%"/>
    </style:style>
    <style:style style:name="T38" style:family="text">
      <style:text-properties style:text-position="0% 100%" officeooo:rsid="02105651"/>
    </style:style>
    <style:style style:name="T39" style:family="text">
      <style:text-properties style:text-position="0% 100%" officeooo:rsid="0210d2db"/>
    </style:style>
    <style:style style:name="T40" style:family="text">
      <style:text-properties fo:language="gl" fo:country="ES"/>
    </style:style>
    <style:style style:name="T41" style:family="text">
      <style:text-properties fo:language="gl" fo:country="ES" officeooo:rsid="020d1b58"/>
    </style:style>
    <style:style style:name="T42" style:family="text">
      <style:text-properties fo:language="gl" fo:country="ES" fo:font-weight="bold" officeooo:rsid="020d1b58" style:font-weight-asian="bold" style:font-weight-complex="bold"/>
    </style:style>
    <style:style style:name="T43" style:family="text">
      <style:text-properties fo:language="gl" fo:country="ES" fo:font-weight="bold" officeooo:rsid="020e3d36" style:font-weight-asian="bold" style:font-weight-complex="bold"/>
    </style:style>
    <style:style style:name="T44" style:family="text">
      <style:text-properties fo:language="gl" fo:country="ES" fo:font-weight="bold" officeooo:rsid="020e9372" style:font-weight-asian="bold" style:font-weight-complex="bold"/>
    </style:style>
    <style:style style:name="T45" style:family="text">
      <style:text-properties fo:language="gl" fo:country="ES" fo:font-weight="bold" officeooo:rsid="02113558" style:font-weight-asian="bold" style:font-weight-complex="bold"/>
    </style:style>
    <style:style style:name="T46" style:family="text">
      <style:text-properties fo:language="gl" fo:country="ES" officeooo:rsid="020e3d36"/>
    </style:style>
    <style:style style:name="T47" style:family="text">
      <style:text-properties fo:language="gl" fo:country="ES" officeooo:rsid="020e9372"/>
    </style:style>
    <style:style style:name="T48" style:family="text">
      <style:text-properties fo:language="gl" fo:country="ES" officeooo:rsid="020ec431"/>
    </style:style>
    <style:style style:name="T49" style:family="text">
      <style:text-properties fo:language="gl" fo:country="ES" style:text-underline-style="solid" style:text-underline-width="auto" style:text-underline-color="font-color" fo:font-weight="bold" officeooo:rsid="020e9372" style:font-weight-asian="bold" style:font-weight-complex="bold"/>
    </style:style>
    <style:style style:name="T50" style:family="text">
      <style:text-properties fo:language="gl" fo:country="ES" style:text-underline-style="solid" style:text-underline-width="auto" style:text-underline-color="font-color" fo:font-weight="bold" officeooo:rsid="020ec431" style:font-weight-asian="bold" style:font-weight-complex="bold"/>
    </style:style>
    <style:style style:name="T51" style:family="text">
      <style:text-properties officeooo:rsid="020e3d36"/>
    </style:style>
    <style:style style:name="T52" style:family="text">
      <style:text-properties officeooo:rsid="020e9372"/>
    </style:style>
    <style:style style:name="T53" style:family="text">
      <style:text-properties officeooo:rsid="020ec431"/>
    </style:style>
    <style:style style:name="T54" style:family="text">
      <style:text-properties fo:font-size="10pt" fo:font-weight="normal" style:font-size-asian="10pt" style:font-weight-asian="normal" style:font-size-complex="10pt" style:font-weight-complex="normal"/>
    </style:style>
    <style:style style:name="T55" style:family="text">
      <style:text-properties fo:font-size="10pt" fo:font-weight="normal" officeooo:rsid="0213f248" style:font-size-asian="10pt" style:font-weight-asian="normal" style:font-size-complex="10pt" style:font-weight-complex="normal"/>
    </style:style>
    <style:style style:name="T56" style:family="text">
      <style:text-properties fo:font-size="10pt" fo:font-weight="bold" style:font-size-asian="10pt" style:font-weight-asian="bold" style:font-size-complex="10pt" style:font-weight-complex="bold"/>
    </style:style>
    <style:style style:name="T57" style:family="text">
      <style:text-properties fo:font-size="10pt" fo:font-weight="bold" officeooo:rsid="02131434" style:font-size-asian="10pt" style:font-weight-asian="bold" style:font-size-complex="10pt" style:font-weight-complex="bold"/>
    </style:style>
    <style:style style:name="T58" style:family="text">
      <style:text-properties style:text-position="super 58%"/>
    </style:style>
    <style:style style:name="T59" style:family="text">
      <style:text-properties style:text-position="super 58%" officeooo:rsid="02105651"/>
    </style:style>
    <style:style style:name="T60" style:family="text">
      <style:text-properties officeooo:rsid="02105651"/>
    </style:style>
    <style:style style:name="T61" style:family="text">
      <style:text-properties fo:font-variant="normal" fo:text-transform="none" style:text-position="0% 100%" fo:letter-spacing="normal"/>
    </style:style>
    <style:style style:name="T62" style:family="text">
      <style:text-properties fo:font-variant="normal" fo:text-transform="none" style:text-position="0% 100%" fo:letter-spacing="normal" officeooo:rsid="0210d2db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style:text-underline-style="solid" style:text-underline-width="auto" style:text-underline-color="font-color" officeooo:rsid="020ec431"/>
    </style:style>
    <style:style style:name="T65" style:family="text">
      <style:text-properties officeooo:rsid="02113558"/>
    </style:style>
    <style:style style:name="T66" style:family="text">
      <style:text-properties officeooo:rsid="02131434"/>
    </style:style>
    <style:style style:name="T67" style:family="text">
      <style:text-properties officeooo:rsid="0215a0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✶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0"><text:span text:style-name="T19">PRÁCTICA</text:span><text:span text:style-name="T20"> MME – </text:span><text:span text:style-name="T19">UD01-</text:span><text:span text:style-name="T22">05</text:span><text:span text:style-name="T21"> – </text:span><text:span text:style-name="T26">Unidades de medida.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6">NÚMERO </text:p>
          </table:table-cell>
          <table:table-cell table:style-name="IntegrantesGrupo.B2" office:value-type="string">
            <text:p text:style-name="P8">DATA</text:p>
          </table:table-cell>
          <table:table-cell table:style-name="IntegrantesGrupo.C2" office:value-type="string">
            <text:p text:style-name="P7">Apelidos, Nome. <text:s text:c="31"/><text:span text:style-name="T18">Sinatura</text:span></text:p>
          </table:table-cell>
        </table:table-row>
        <table:table-row table:style-name="TableLine94297008801504">
          <table:table-cell table:style-name="IntegrantesGrupo.A3" office:value-type="string">
            <text:p text:style-name="P4"/>
          </table:table-cell>
          <table:table-cell table:style-name="IntegrantesGrupo.B3" office:value-type="string">
            <text:p text:style-name="P4"><text:s/></text:p>
          </table:table-cell>
          <table:table-cell table:style-name="IntegrantesGrupo.C3">
            <text:p text:style-name="P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table:number-columns-spanned="11" office:value-type="string">
            <text:p text:style-name="P39"><text:span text:style-name="T29">PRÁCTICA: <text:s/></text:span><text:span text:style-name="T30">Unidades de medida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6" office:value-type="string">
            <text:list xml:id="list3678143559" text:style-name="L1">
              <text:list-header>
                <text:p text:style-name="P49"><text:span text:style-name="T17">M</text:span>aterial preciso:</text:p>
              </text:list-header>
              <text:list-item>
                <text:p text:style-name="P50">Máquina virtual con Xubuntu. </text:p>
              </text:list-item>
              <text:list-item>
                <text:p text:style-name="P51">Tarxeta de rede en nat</text:p>
              </text:list-item>
              <text:list-item>
                <text:p text:style-name="P51">RAM: 2GB</text:p>
              </text:list-item>
              <text:list-item>
                <text:p text:style-name="P52">Navegador</text:p>
              </text:list-item>
              <text:list-item>
                <text:p text:style-name="P53"><text:a xlink:type="simple" xlink:href="https://edubelay.github.io/MME-blog//unidade01/resumos/UD01-unidades_medida.pdf" text:style-name="Internet_20_link" text:visited-style-name="Visited_20_Internet_20_Link">Folla resumo das unidades de medida</text:a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1.G2" table:number-columns-spanned="5" office:value-type="string">
            <text:p text:style-name="P34">Comandos a estudar</text:p>
            <text:list xml:id="list174706428850095" text:continue-numbering="true" text:style-name="L1">
              <text:list-item>
                <text:p text:style-name="P55"><text:span text:style-name="T6">d</text:span><text:span text:style-name="T3">f</text:span></text:p>
              </text:list-item>
              <text:list-item>
                <text:p text:style-name="P56"><text:span text:style-name="T6">l</text:span><text:span text:style-name="T3">s </text:span></text:p>
              </text:list-item>
              <text:list-item>
                <text:p text:style-name="P57"><text:span text:style-name="T6">du</text:span><text:span text:style-name="T7"> </text:span></text:p>
              </text:list-item>
              <text:list-item>
                <text:p text:style-name="P64"><text:span text:style-name="T7">s</text:span><text:span text:style-name="T3">tat </text:span></text:p>
              </text:list-item>
            </text:list>
            <text:p text:style-name="P33">Outros comandos empregados:</text:p>
            <text:list xml:id="list174705540516486" text:continue-numbering="true" text:style-name="L1">
              <text:list-item>
                <text:p text:style-name="P57"><text:span text:style-name="T6">wget </text:span><text:span text:style-name="T7"><text:s/>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11" office:value-type="string">
            <text:p text:style-name="P38"><text:span text:style-name="T23"><text:s/></text:span><text:span text:style-name="T24">A) </text:span><text:span text:style-name="T25"><text:s/></text:span><text:span text:style-name="T22">O comando df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41"><text:span text:style-name="T41">O</text:span><text:span text:style-name="T40"> comando </text:span><text:a xlink:type="simple" xlink:href="https://www.mkssoftware.com/docs/man1/df.1.asp" text:style-name="Internet_20_link" text:visited-style-name="Visited_20_Internet_20_Link"><text:span text:style-name="T42">df</text:span></text:a><text:span text:style-name="T41"> (disk free) </text:span><text:span text:style-name="T40"><text:s/></text:span><text:span text:style-name="T41">infórmanos da cantidade de espazo libre, ocupado e total no disco. </text:span></text:p>
            <text:p text:style-name="P47">Cando o executamos móstranos a cantidade de espazo total en todos os sistemas de arquivos montados no sistema. </text:p>
            <text:p text:style-name="P47"/>
            <text:p text:style-name="P42"><text:span text:style-name="T41">T</text:span><text:span text:style-name="T40">emos os seguintes parámetros:</text:span></text:p>
            <text:list xml:id="list2075588284" text:style-name="L2">
              <text:list-item>
                <text:p text:style-name="P48"><text:span text:style-name="T43">-h </text:span><text:span text:style-name="T46">: Obtén os tamaños nun formato compresible para os humanos. (G</text:span><text:span text:style-name="T48">iB</text:span><text:span text:style-name="T46">, M</text:span><text:span text:style-name="T48">iB</text:span><text:span text:style-name="T46"> ou K</text:span><text:span text:style-name="T48">iB</text:span><text:span text:style-name="T46">.) Recorda que neste caso emprega potencias de 1024. </text:span></text:p>
              </text:list-item>
              <text:list-item>
                <text:p text:style-name="P48"><text:span text:style-name="T43">-H </text:span><text:span text:style-name="T46">: Obtén os tamaños nun formato compresible para os humanos. (Gb, Mb ou Kb.) Recorda que neste caso emprega potencias de 1000. </text:span></text:p>
              </text:list-item>
              <text:list-item>
                <text:p text:style-name="P48"><text:span text:style-name="T43">-m: </text:span><text:span text:style-name="T46">Obtén os tamaños en Mb</text:span></text:p>
              </text:list-item>
            </text:list>
            <text:p text:style-name="P43"><text:span text:style-name="T46">N</text:span><text:span text:style-name="T47">a seguinte </text:span><text:a xlink:type="simple" xlink:href="https://asciinema.org/a/4DjFuUf1ljqTooqZipqRaCMhH" text:style-name="Internet_20_link" text:visited-style-name="Visited_20_Internet_20_Link">ligazón</text:a><text:span text:style-name="T47"><text:note text:id="ftn1" text:note-class="footnote"><text:note-citation>1</text:note-citation><text:note-body><text:p text:style-name="Footnote"><text:s/><text:span text:style-name="T52">Exemplo de uso do comando df: </text:span><text:a xlink:type="simple" xlink:href="https://asciinema.org/a/4DjFuUf1ljqTooqZipqRaCMhH" text:style-name="Internet_20_link" text:visited-style-name="Visited_20_Internet_20_Link"><text:span text:style-name="T52">https://asciinema.org/a/4DjFuUf1ljqTooqZipqRaCMhH</text:span></text:a><text:span text:style-name="T52"> </text:span></text:p></text:note-body></text:note></text:span><text:span text:style-name="T47"> podes ollar un exemplo de uso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5" table:number-columns-spanned="11" office:value-type="string">
            <text:p text:style-name="P40">A continuación na máquina virtual proporcionada tes que obter o <text:span text:style-name="T63">tamaño </text:span><text:span text:style-name="T64">total</text:span> das seguintes particións en potencias de 1000 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6" office:value-type="string">
            <text:list xml:id="list1076889533" text:style-name="L3">
              <text:list-header>
                <text:p text:style-name="P65">Partición</text:p>
              </text:list-header>
            </text:list>
          </table:table-cell>
          <table:table-cell table:style-name="Table1.A6" table:number-columns-spanned="3" office:value-type="string">
            <text:p text:style-name="P14">Tamaño <text:span text:style-name="T54">(indica en que unidades se mostra)</text:span></text:p>
          </table:table-cell>
          <table:covered-table-cell/>
          <table:covered-table-cell/>
          <table:table-cell table:style-name="Table1.A6" table:number-columns-spanned="4" office:value-type="string">
            <text:p text:style-name="P15">Comando empregado</text:p>
          </table:table-cell>
          <table:covered-table-cell/>
          <table:covered-table-cell/>
          <table:covered-table-cell/>
          <table:table-cell table:style-name="Table1.I6" table:number-columns-spanned="3" office:value-type="string">
            <text:p text:style-name="P15">Expresa as contas realizadas para obter o tamaño en <text:s/><text:span text:style-name="T51">K</text:span>iB ,MiB ou GiB </text:p>
          </table:table-cell>
          <table:covered-table-cell/>
          <table:covered-table-cell/>
        </table:table-row>
        <table:table-row table:style-name="Table1.4">
          <table:table-cell table:style-name="Table1.A7" office:value-type="string">
            <text:p text:style-name="P12"><text:s/>/dev/sda3 </text:p>
          </table:table-cell>
          <table:table-cell table:style-name="Table1.A7" table:number-columns-spanned="3" office:value-type="string">
            <text:list xml:id="list174706604341961" text:continue-numbering="true" text:style-name="L3">
              <text:list-header>
                <text:p text:style-name="P68">10G <text:s text:c="3"/>10G</text:p>
              </text:list-header>
            </text:list>
          </table:table-cell>
          <table:covered-table-cell/>
          <table:covered-table-cell/>
          <table:table-cell table:style-name="Table1.A7" table:number-columns-spanned="4" office:value-type="string">
            <text:p text:style-name="P17">df /dev/sda3 -H</text:p>
          </table:table-cell>
          <table:covered-table-cell/>
          <table:covered-table-cell/>
          <table:covered-table-cell/>
          <table:table-cell table:style-name="Table1.A4" table:number-columns-spanned="3" office:value-type="string">
            <text:p text:style-name="P19">10GB =&gt; 10 * 1000<text:span text:style-name="T58">3</text:span><text:span text:style-name="T37">/1024</text:span><text:span text:style-name="T58">3 <text:s/></text:span><text:span text:style-name="T38">= 9,3132 GiB</text:span></text:p>
          </table:table-cell>
          <table:covered-table-cell/>
          <table:covered-table-cell/>
        </table:table-row>
        <table:table-row table:style-name="Table1.4">
          <table:table-cell table:style-name="Table1.A7" office:value-type="string">
            <text:p text:style-name="P13">/dev/sda2</text:p>
          </table:table-cell>
          <table:table-cell table:style-name="Table1.A7" table:number-columns-spanned="3" office:value-type="string">
            <text:p text:style-name="P21">537M</text:p>
          </table:table-cell>
          <table:covered-table-cell/>
          <table:covered-table-cell/>
          <table:table-cell table:style-name="Table1.A7" table:number-columns-spanned="4" office:value-type="string">
            <text:p text:style-name="P18">df /dev/sda<text:span text:style-name="T53">2</text:span> -H</text:p>
          </table:table-cell>
          <table:covered-table-cell/>
          <table:covered-table-cell/>
          <table:covered-table-cell/>
          <table:table-cell table:style-name="Table1.A4" table:number-columns-spanned="3" office:value-type="string">
            <text:p text:style-name="P20"><text:span text:style-name="T60">537M</text:span>B =&gt; <text:span text:style-name="T60">537</text:span>* 1000<text:span text:style-name="T59">2</text:span><text:span text:style-name="T37">/1024</text:span><text:span text:style-name="T59">2</text:span><text:span text:style-name="T38">= 512.123 MiB</text:span></text:p>
          </table:table-cell>
          <table:covered-table-cell/>
          <table:covered-table-cell/>
        </table:table-row>
        <table:table-row table:style-name="Table1.4">
          <table:table-cell table:style-name="Table1.A7" office:value-type="string">
            <text:p text:style-name="P13">/dev/sda1 </text:p>
          </table:table-cell>
          <table:table-cell table:style-name="Table1.A7" table:number-columns-spanned="3" office:value-type="string">
            <text:list xml:id="list174705298682164" text:continue-numbering="true" text:style-name="L3">
              <text:list-header>
                <text:p text:style-name="P69">999M</text:p>
              </text:list-header>
            </text:list>
          </table:table-cell>
          <table:covered-table-cell/>
          <table:covered-table-cell/>
          <table:table-cell table:style-name="Table1.A7" table:number-columns-spanned="4" office:value-type="string">
            <text:p text:style-name="P18">df /dev/sda<text:span text:style-name="T53">1</text:span> -H</text:p>
          </table:table-cell>
          <table:covered-table-cell/>
          <table:covered-table-cell/>
          <table:covered-table-cell/>
          <table:table-cell table:style-name="Table1.A4" table:number-columns-spanned="3" office:value-type="string">
            <text:p text:style-name="P29"><text:span text:style-name="T31">999M</text:span><text:span text:style-name="T32">B =&gt; </text:span><text:span text:style-name="T31">999</text:span><text:span text:style-name="T32">*1000</text:span><text:span text:style-name="T33">2</text:span><text:span text:style-name="T35">/1024</text:span><text:span text:style-name="T33">2</text:span><text:span text:style-name="T34"> <text:s/></text:span><text:span text:style-name="T36">= 952 MiB</text:span></text:p>
          </table:table-cell>
          <table:covered-table-cell/>
          <table:covered-table-cell/>
        </table:table-row>
        <table:table-row table:style-name="Table1.4">
          <table:table-cell table:style-name="Table1.A10" table:number-columns-spanned="11" office:value-type="string">
            <text:p text:style-name="P35"><text:span text:style-name="T9">Verifica que os tamaños calculados no apartado anterior son os mesmos que obtendo dito valor co comando df empregando o parámetro que usa a escala de 1024.</text:span><text:span text:style-name="T2"> 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6" office:value-type="string">
            <text:list xml:id="list174706765903579" text:continue-numbering="true" text:style-name="L3">
              <text:list-header>
                <text:p text:style-name="P65">Partición</text:p>
              </text:list-header>
            </text:list>
          </table:table-cell>
          <table:table-cell table:style-name="Table1.A6" table:number-columns-spanned="3" office:value-type="string">
            <text:p text:style-name="P14">Tamaño <text:span text:style-name="T54">(indica en que unidades se mostra)</text:span></text:p>
          </table:table-cell>
          <table:covered-table-cell/>
          <table:covered-table-cell/>
          <table:table-cell table:style-name="Table1.A6" table:number-columns-spanned="4" office:value-type="string">
            <text:p text:style-name="P15">Comando empregado</text:p>
          </table:table-cell>
          <table:covered-table-cell/>
          <table:covered-table-cell/>
          <table:covered-table-cell/>
          <table:table-cell table:style-name="Table1.I6" table:number-columns-spanned="3" office:value-type="string">
            <text:p text:style-name="P15">Expresa as contas realizadas para obter o tamaño en <text:s/><text:span text:style-name="T51">K</text:span>B ,MB ou GB </text:p>
          </table:table-cell>
          <table:covered-table-cell/>
          <table:covered-table-cell/>
        </table:table-row>
        <table:table-row table:style-name="Table1.4">
          <table:table-cell table:style-name="Table1.A7" office:value-type="string">
            <text:p text:style-name="Standard"><text:s/>/dev/sda3 </text:p>
          </table:table-cell>
          <table:table-cell table:style-name="Table1.A7" table:number-columns-spanned="3" office:value-type="string">
            <text:list xml:id="list174705678394619" text:continue-numbering="true" text:style-name="L3">
              <text:list-header>
                <text:p text:style-name="P44">9,3 <text:span text:style-name="T60">GiB</text:span></text:p>
              </text:list-header>
            </text:list>
          </table:table-cell>
          <table:covered-table-cell/>
          <table:covered-table-cell/>
          <table:table-cell table:style-name="Table1.A7" table:number-columns-spanned="4" office:value-type="string">
            <text:p text:style-name="P2">df /dev/sda3 -<text:span text:style-name="T60">h</text:span></text:p>
          </table:table-cell>
          <table:covered-table-cell/>
          <table:covered-table-cell/>
          <table:covered-table-cell/>
          <table:table-cell table:style-name="Table1.A4" table:number-columns-spanned="3" office:value-type="string">
            <text:p text:style-name="P20">9,3<text:span text:style-name="T60">GiB</text:span> =&gt; 9,3 *<text:span text:style-name="T58"> </text:span><text:span text:style-name="T37">1024</text:span><text:span text:style-name="T58">3 <text:s/></text:span><text:span text:style-name="T38"><text:s/>/ </text:span><text:span text:style-name="T37">1000</text:span><text:span text:style-name="T58">3 </text:span><text:span text:style-name="T38"><text:s text:c="2"/></text:span><text:span text:style-name="T39">= </text:span><text:span text:style-name="T61">9.9857 </text:span><text:span text:style-name="T62">GB</text:span></text:p>
          </table:table-cell>
          <table:covered-table-cell/>
          <table:covered-table-cell/>
        </table:table-row>
        <table:table-row table:style-name="Table1.4">
          <table:table-cell table:style-name="Table1.A7" office:value-type="string">
            <text:p text:style-name="P13">/dev/sda2</text:p>
          </table:table-cell>
          <table:table-cell table:style-name="Table1.A7" table:number-columns-spanned="3" office:value-type="string">
            <text:p text:style-name="P22">512 MiB</text:p>
          </table:table-cell>
          <table:covered-table-cell/>
          <table:covered-table-cell/>
          <table:table-cell table:style-name="Table1.A7" table:number-columns-spanned="4" office:value-type="string">
            <text:p text:style-name="P18">df /dev/sda<text:span text:style-name="T53">2</text:span> -<text:span text:style-name="T60">h</text:span></text:p>
          </table:table-cell>
          <table:covered-table-cell/>
          <table:covered-table-cell/>
          <table:covered-table-cell/>
          <table:table-cell table:style-name="Table1.A4" table:number-columns-spanned="3" office:value-type="string">
            <text:p text:style-name="P20"><text:span text:style-name="T60">512 MiB</text:span>=&gt; <text:span text:style-name="T60">512</text:span>* <text:span text:style-name="T59"><text:s/></text:span><text:span text:style-name="T58">* </text:span><text:span text:style-name="T37">1024</text:span><text:span text:style-name="T59">2</text:span><text:span text:style-name="T58"> </text:span><text:span text:style-name="T38"><text:s/>/ </text:span><text:span text:style-name="T37">1000</text:span><text:span text:style-name="T59">2</text:span><text:span text:style-name="T58"> </text:span><text:span text:style-name="T38"><text:s/>= 536.870 </text:span><text:span text:style-name="T39">MB</text:span></text:p>
          </table:table-cell>
          <table:covered-table-cell/>
          <table:covered-table-cell/>
        </table:table-row>
        <text:soft-page-break/>
        <table:table-row table:style-name="Table1.4">
          <table:table-cell table:style-name="Table1.A3" table:number-columns-spanned="11" office:value-type="string">
            <text:p text:style-name="P36"><text:span text:style-name="T23"><text:s/></text:span><text:span text:style-name="T27">B</text:span><text:span text:style-name="T24">) </text:span><text:span text:style-name="T25"><text:s/></text:span><text:span text:style-name="T22">O comando </text:span><text:span text:style-name="T27">ls</text:span><text:span text:style-name="T22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5" table:number-columns-spanned="11" office:value-type="string">
            <text:p text:style-name="P58">O comando “<text:a xlink:type="simple" xlink:href="https://ed.team/blog/aprende-listar-tus-ficheros-en-linux-con-el-comando-ls" text:style-name="Internet_20_link" text:visited-style-name="Visited_20_Internet_20_Link">ls</text:a>” permítenos listar o contido do dos directorios. Ten as seguintes opcións interesantes:</text:p>
            <text:list xml:id="list3180913048" text:style-name="L4">
              <text:list-item>
                <text:p text:style-name="P59">-a , mostra todos os arquivos ocultos. </text:p>
              </text:list-item>
              <text:list-item>
                <text:p text:style-name="P59">-l , mostra os ficheiros en formato listado e tamén indicanos permisos, n.º de ligazón, propietario, usuario, tamaño, nome.</text:p>
              </text:list-item>
              <text:list-item>
                <text:p text:style-name="P59">-t , mostra en formato listado ordenado alfabeticamente. </text:p>
              </text:list-item>
              <text:list-item>
                <text:p text:style-name="P59">-h , mostra o tamaño dos ficheiros en formato compresible para as persoas (humanos)</text:p>
              </text:list-item>
            </text:list>
            <text:p text:style-name="P58">Por defecto o tamaño dos arquivos mostrao en bytes. </text:p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6" table:number-columns-spanned="11" office:value-type="string">
            <text:p text:style-name="P61"><text:span text:style-name="T44">A continuación na máquina virtual proporcionada tes que obter o </text:span><text:span text:style-name="T49">tamaño </text:span><text:span text:style-name="T50">total</text:span><text:span text:style-name="T44"> das seguintes </text:span><text:span text:style-name="T45">arquivos en bytes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6" table:number-columns-spanned="2" office:value-type="string">
            <text:list xml:id="list174704864809818" text:continue-list="list174705678394619" text:style-name="L3">
              <text:list-header>
                <text:p text:style-name="P66">Ficheiro</text:p>
              </text:list-header>
            </text:list>
          </table:table-cell>
          <table:covered-table-cell/>
          <table:table-cell table:style-name="Table1.A6" table:number-columns-spanned="3" office:value-type="string">
            <text:p text:style-name="P70">Tamaño </text:p>
            <text:p text:style-name="P70"><text:span text:style-name="T54">(indica en que unidades se mostra)</text:span></text:p>
          </table:table-cell>
          <table:covered-table-cell/>
          <table:covered-table-cell/>
          <table:table-cell table:style-name="Table1.A6" table:number-columns-spanned="4" office:value-type="string">
            <text:p text:style-name="P15">Comando empregado</text:p>
          </table:table-cell>
          <table:covered-table-cell/>
          <table:covered-table-cell/>
          <table:covered-table-cell/>
          <table:table-cell table:style-name="Table1.I6" table:number-columns-spanned="2" office:value-type="string">
            <text:p text:style-name="P15">Expresa as contas realizadas <text:span text:style-name="T66">indicar o tamaño nos seguintes casos.</text:span></text:p>
          </table:table-cell>
          <table:covered-table-cell/>
        </table:table-row>
        <table:table-row table:style-name="Table1.4">
          <table:table-cell table:style-name="Table1.A18" table:number-columns-spanned="2" office:value-type="string">
            <text:list xml:id="list174706950855702" text:continue-numbering="true" text:style-name="L3">
              <text:list-header>
                <text:p text:style-name="P67">/etc/fstab </text:p>
              </text:list-header>
            </text:list>
          </table:table-cell>
          <table:covered-table-cell/>
          <table:table-cell table:style-name="Table1.A18" table:number-columns-spanned="3" office:value-type="string">
            <text:p text:style-name="P73"/>
          </table:table-cell>
          <table:covered-table-cell/>
          <table:covered-table-cell/>
          <table:table-cell table:style-name="Table1.A18" table:number-columns-spanned="4" office:value-type="string">
            <text:p text:style-name="P75">ls /etc/fstab </text:p>
          </table:table-cell>
          <table:covered-table-cell/>
          <table:covered-table-cell/>
          <table:covered-table-cell/>
          <table:table-cell table:style-name="Table1.A15" table:number-columns-spanned="2" office:value-type="string">
            <text:p text:style-name="P76"/>
          </table:table-cell>
          <table:covered-table-cell/>
        </table:table-row>
        <table:table-row table:style-name="Table1.4">
          <table:table-cell table:style-name="Table1.A18" table:number-columns-spanned="2" office:value-type="string">
            <text:list xml:id="list174705550971812" text:continue-numbering="true" text:style-name="L3">
              <text:list-header>
                <text:p text:style-name="P85"><text:s text:c="6"/>/etc/apt/sources.list</text:p>
              </text:list-header>
            </text:list>
          </table:table-cell>
          <table:covered-table-cell/>
          <table:table-cell table:style-name="Table1.A18" table:number-columns-spanned="3" office:value-type="string">
            <text:p text:style-name="P73">3095</text:p>
          </table:table-cell>
          <table:covered-table-cell/>
          <table:covered-table-cell/>
          <table:table-cell table:style-name="Table1.A18" table:number-columns-spanned="4" office:value-type="string">
            <text:p text:style-name="P75"/>
          </table:table-cell>
          <table:covered-table-cell/>
          <table:covered-table-cell/>
          <table:covered-table-cell/>
          <table:table-cell table:style-name="Table1.A15" table:number-columns-spanned="2" office:value-type="string">
            <text:p text:style-name="P76"><text:s/>KB==&gt;3,1 KB</text:p>
          </table:table-cell>
          <table:covered-table-cell/>
        </table:table-row>
        <table:table-row table:style-name="Table1.4">
          <table:table-cell table:style-name="Table1.A18" table:number-columns-spanned="2" office:value-type="string">
            <text:list xml:id="list174705573051688" text:continue-numbering="true" text:style-name="L3">
              <text:list-header>
                <text:p text:style-name="P83"><text:span text:style-name="T56"><text:s text:c="6"/></text:span><text:span text:style-name="T57">Descarga o ficheiro <text:s text:c="7"/>deste </text:span><text:a xlink:type="simple" xlink:href="https://github.com/pbelay/MME-public/blob/main/ud01/isos/01/mikrotik-7.3.1.iso" text:style-name="Internet_20_link" text:visited-style-name="Visited_20_Internet_20_Link"><text:span text:style-name="T57">link</text:span></text:a><text:span text:style-name="T57">. ( </text:span><text:span text:style-name="T56">mikrotik</text:span></text:p>
              </text:list-header>
            </text:list>
          </table:table-cell>
          <table:covered-table-cell/>
          <table:table-cell table:style-name="Table1.A18" table:number-columns-spanned="3" office:value-type="string">
            <text:p text:style-name="P74">142982</text:p>
          </table:table-cell>
          <table:covered-table-cell/>
          <table:covered-table-cell/>
          <table:table-cell table:style-name="Table1.A18" table:number-columns-spanned="4" office:value-type="string">
            <text:p text:style-name="P75"/>
          </table:table-cell>
          <table:covered-table-cell/>
          <table:covered-table-cell/>
          <table:covered-table-cell/>
          <table:table-cell table:style-name="Table1.A15" table:number-columns-spanned="2" office:value-type="string">
            <text:p text:style-name="P79"><text:span text:style-name="T8">KB <text:s/>==&gt;140KB</text:span></text:p>
          </table:table-cell>
          <table:covered-table-cell/>
        </table:table-row>
        <table:table-row table:style-name="Table1.4">
          <table:table-cell table:style-name="Table1.A18" table:number-columns-spanned="2" office:value-type="string">
            <text:list xml:id="list174706804359299" text:continue-numbering="true" text:style-name="L3">
              <text:list-header>
                <text:p text:style-name="P86"><text:span text:style-name="T56">Descarga o ficheiro deste </text:span><text:a xlink:type="simple" xlink:href="http://www.edu.xunta.gal/centros/ieslosadadieguez/system/files/CALENDARIO_ESCOLAR_2022-2023.pdf" text:style-name="Internet_20_link" text:visited-style-name="Visited_20_Internet_20_Link"><text:span text:style-name="T56">link</text:span></text:a><text:span text:style-name="T56">. (pdf) </text:span></text:p>
              </text:list-header>
            </text:list>
          </table:table-cell>
          <table:covered-table-cell/>
          <table:table-cell table:style-name="Table1.A18" table:number-columns-spanned="3" office:value-type="string">
            <text:p text:style-name="P74">359848</text:p>
          </table:table-cell>
          <table:covered-table-cell/>
          <table:covered-table-cell/>
          <table:table-cell table:style-name="Table1.A18" table:number-columns-spanned="4" office:value-type="string">
            <text:p text:style-name="P75"/>
          </table:table-cell>
          <table:covered-table-cell/>
          <table:covered-table-cell/>
          <table:covered-table-cell/>
          <table:table-cell table:style-name="Table1.A15" table:number-columns-spanned="2" office:value-type="string">
            <text:p text:style-name="P76">KB =&gt;352 KB</text:p>
          </table:table-cell>
          <table:covered-table-cell/>
        </table:table-row>
        <table:table-row table:style-name="Table1.4">
          <table:table-cell table:style-name="Table1.A15" table:number-columns-spanned="11" office:value-type="string">
            <text:p text:style-name="P62"><text:span text:style-name="T65">A </text:span>continuación compra con ls que o tamaño calculado correspondese co tamaño do comando ls -h 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6" table:number-columns-spanned="3" office:value-type="string">
            <text:list xml:id="list174706352102765" text:continue-numbering="true" text:style-name="L3">
              <text:list-header>
                <text:p text:style-name="P66">Ficheiro</text:p>
              </text:list-header>
            </text:list>
          </table:table-cell>
          <table:covered-table-cell/>
          <table:covered-table-cell/>
          <table:table-cell table:style-name="Table1.A6" table:number-columns-spanned="4" office:value-type="string">
            <text:p text:style-name="P70">Tamaño <text:span text:style-name="T55">(indica unidades)</text:span></text:p>
          </table:table-cell>
          <table:covered-table-cell/>
          <table:covered-table-cell/>
          <table:covered-table-cell/>
          <table:table-cell table:style-name="Table1.A6" table:number-columns-spanned="3" office:value-type="string">
            <text:p text:style-name="P15">Comando empregado</text:p>
          </table:table-cell>
          <table:covered-table-cell/>
          <table:covered-table-cell/>
          <table:table-cell table:style-name="Table1.I6" office:value-type="string">
            <text:p text:style-name="P72">Coincide o tamaño? </text:p>
          </table:table-cell>
        </table:table-row>
        <table:table-row table:style-name="Table1.4">
          <table:table-cell table:style-name="Table1.A18" table:number-columns-spanned="3" office:value-type="string">
            <text:list xml:id="list174706074415194" text:continue-numbering="true" text:style-name="L3">
              <text:list-header>
                <text:p text:style-name="P67">/etc/fstab </text:p>
              </text:list-header>
            </text:list>
          </table:table-cell>
          <table:covered-table-cell/>
          <table:covered-table-cell/>
          <table:table-cell table:style-name="Table1.A18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Table1.A18" table:number-columns-spanned="3" office:value-type="string">
            <text:p text:style-name="P36"/>
          </table:table-cell>
          <table:covered-table-cell/>
          <table:covered-table-cell/>
          <table:table-cell table:style-name="Table1.A15" office:value-type="string">
            <text:p text:style-name="P36"/>
          </table:table-cell>
        </table:table-row>
        <table:table-row table:style-name="Table1.4">
          <table:table-cell table:style-name="Table1.A18" table:number-columns-spanned="3" office:value-type="string">
            <text:list xml:id="list174705622258171" text:continue-numbering="true" text:style-name="L3">
              <text:list-header>
                <text:p text:style-name="P85"><text:s text:c="6"/>/etc/apt/sources.list</text:p>
              </text:list-header>
            </text:list>
          </table:table-cell>
          <table:covered-table-cell/>
          <table:covered-table-cell/>
          <table:table-cell table:style-name="Table1.A18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Table1.A18" table:number-columns-spanned="3" office:value-type="string">
            <text:p text:style-name="P36"/>
          </table:table-cell>
          <table:covered-table-cell/>
          <table:covered-table-cell/>
          <table:table-cell table:style-name="Table1.A15" office:value-type="string">
            <text:p text:style-name="P36"/>
          </table:table-cell>
        </table:table-row>
        <table:table-row table:style-name="Table1.4">
          <table:table-cell table:style-name="Table1.A18" table:number-columns-spanned="3" office:value-type="string">
            <text:list xml:id="list174706964942329" text:continue-numbering="true" text:style-name="L3">
              <text:list-header>
                <text:p text:style-name="P83"><text:span text:style-name="T56"><text:s text:c="6"/></text:span><text:span text:style-name="T57">Descarga o ficheiro <text:s text:c="7"/>deste </text:span><text:a xlink:type="simple" xlink:href="https://github.com/pbelay/MME-public/blob/main/ud01/isos/01/mikrotik-7.3.1.iso" text:style-name="Internet_20_link" text:visited-style-name="Visited_20_Internet_20_Link"><text:span text:style-name="T57">link</text:span></text:a><text:span text:style-name="T57">. ( </text:span><text:span text:style-name="T56">mikrotik</text:span></text:p>
              </text:list-header>
            </text:list>
          </table:table-cell>
          <table:covered-table-cell/>
          <table:covered-table-cell/>
          <table:table-cell table:style-name="Table1.A18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Table1.A18" table:number-columns-spanned="3" office:value-type="string">
            <text:p text:style-name="P36"/>
          </table:table-cell>
          <table:covered-table-cell/>
          <table:covered-table-cell/>
          <table:table-cell table:style-name="Table1.A15" office:value-type="string">
            <text:p text:style-name="P36"/>
          </table:table-cell>
        </table:table-row>
        <table:table-row table:style-name="Table1.4">
          <table:table-cell table:style-name="Table1.A18" table:number-columns-spanned="3" office:value-type="string">
            <text:list xml:id="list174705195140132" text:continue-numbering="true" text:style-name="L3">
              <text:list-header>
                <text:p text:style-name="P87"><text:span text:style-name="T56">Descarga o ficheiro deste </text:span><text:a xlink:type="simple" xlink:href="http://www.edu.xunta.gal/centros/ieslosadadieguez/system/files/CALENDARIO_ESCOLAR_2022-2023.pdf" text:style-name="Internet_20_link" text:visited-style-name="Visited_20_Internet_20_Link"><text:span text:style-name="T56">link</text:span></text:a><text:span text:style-name="T56">. (pdf) </text:span></text:p>
              </text:list-header>
            </text:list>
          </table:table-cell>
          <table:covered-table-cell/>
          <table:covered-table-cell/>
          <table:table-cell table:style-name="Table1.A18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Table1.A18" table:number-columns-spanned="3" office:value-type="string">
            <text:p text:style-name="P36"/>
          </table:table-cell>
          <table:covered-table-cell/>
          <table:covered-table-cell/>
          <table:table-cell table:style-name="Table1.A15" office:value-type="string">
            <text:p text:style-name="P36"/>
          </table:table-cell>
        </table:table-row>
        <table:table-row table:style-name="Table1.4">
          <table:table-cell table:style-name="Table1.A15" table:number-columns-spanned="11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3" table:number-columns-spanned="11" office:value-type="string">
            <text:p text:style-name="P82">O comando stat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77">O comando “<text:a xlink:type="simple" xlink:href="https://geekytheory.com/como-utilizar-el-comando-stat-en-linux/" text:style-name="Internet_20_link" text:visited-style-name="Visited_20_Internet_20_Link">stat</text:a>” móstranos información moi detallada dun ficheiro como: datas de creacion, acceso, indodos, permisos, …. e tamén o tamaño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I6" table:number-columns-spanned="11" office:value-type="string">
            <text:p text:style-name="P77">Se revisas co comando stat o ficheiro .iso descargado no anterior apartado que tamaño ten? En que unidades se mide?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77">O tamaño é <text:s/>142982 Bytes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I6" table:number-columns-spanned="11" office:value-type="string">
            <text:p text:style-name="P80"><text:span text:style-name="T13">Se revisas co comando stat o ficheiro .pdf descargado no anterior apartado que tamaño ten? En que unidades se </text:span><text:soft-page-break/><text:span text:style-name="T13">mide? </text:span></text:p>
            <text:p text:style-name="P80"><text:span text:style-name="T1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77">359848 By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I6" table:number-columns-spanned="11" office:value-type="string">
            <text:p text:style-name="P78">Cal é o tamaño en MiB? <text:s/>(indica o tamaño con 3 cifras significativas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77">0,3431 <text:span text:style-name="T67">MiB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3" table:number-columns-spanned="11" office:value-type="string">
            <text:p text:style-name="P77"><text:span text:style-name="T28">O comando du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I6" table:number-columns-spanned="11" office:value-type="string">
            <text:p text:style-name="P78">Móstranos o uso do disco para un conxunto de arquivos ou de maneira recursiva nos directorios.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I6" table:number-columns-spanned="11" office:value-type="string">
            <text:p text:style-name="P81"><text:span text:style-name="T14">Descarga este ficheiro e verifica cal é o seu tamaño? </text:span><text:a xlink:type="simple" xlink:href="https://github.com/pbelay/MME-public/raw/main/ud01/foto.jpg" text:style-name="Internet_20_link" text:visited-style-name="Visited_20_Internet_20_Link">https://github.com/pbelay/MME-public/raw/main/ud01/foto.jpg</text:a><text:span text:style-name="T14"> ?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78">4022684 B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I6" table:number-columns-spanned="11" office:value-type="string">
            <text:p text:style-name="P81"><text:span text:style-name="T14">Cal é o tamaño en MB do ficheiro anterior?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78">3.9M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I6" table:number-columns-spanned="11" office:value-type="string">
            <text:p text:style-name="P78">Cal é o tamaño en MiB do ficheiro anterior? (indica o valor con 3 cifras significativa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78">3,836 Mi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" svg:font-family="arial, sans-serif"/>
    <style:font-face style:name="Calibri1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2" text:anchor-type="char" svg:x="0.335cm" svg:y="0cm" svg:width="16.424cm" svg:height="1.087cm" draw:z-index="1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3</text:page-number><text:s/>de <text:page-count>3</text:page-count></text:p>
        <text:p text:style-name="MP2"/>
      </style:footer>
      <loext:footer-first>
        <text:p text:style-name="MP1"><draw:frame draw:style-name="Mfr1" draw:name="Image1" text:anchor-type="char" svg:x="0.335cm" svg:y="0cm" svg:width="16.424cm" svg:height="1.087cm" draw:z-index="2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1</text:page-number><text:s/>de <text:page-count>3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06</meta:editing-cycles>
    <meta:creation-date>2019-11-09T13:25:03.151138236</meta:creation-date>
    <meta:editing-duration>PT10H59M14S</meta:editing-duration>
    <meta:generator>LibreOffice/6.4.7.2$Linux_X86_64 LibreOffice_project/40$Build-2</meta:generator>
    <dc:subject>Práctica 0 - Entrega Material</dc:subject>
    <dc:title>Taller - MME</dc:title>
    <dc:date>2022-09-29T17:46:40.906591551</dc:date>
    <dc:creator>belay </dc:creator>
    <meta:document-statistic meta:table-count="2" meta:image-count="2" meta:object-count="0" meta:page-count="3" meta:paragraph-count="109" meta:word-count="671" meta:character-count="4040" meta:non-whitespace-character-count="334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